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iut : sudo apt install meld</text:p>
      <text:p text:style-name="Standard">Lecture des listes de paquets... Fait</text:p>
      <text:p text:style-name="Standard">Construction de l'arbre des dépendances <text:s text:c="6"/></text:p>
      <text:p text:style-name="Standard">Lecture des informations d'état... Fait</text:p>
      <text:p text:style-name="Standard">Les paquets suivants ont été installés automatiquement et ne sont plus nécessaires :</text:p>
      <text:p text:style-name="Standard"><text:s text:c="2"/>libclutter-gst-3.0-0 libfwupdplugin1</text:p>
      <text:p text:style-name="Standard">Veuillez utiliser « sudo apt autoremove » pour les supprimer.</text:p>
      <text:p text:style-name="Standard">Les paquets supplémentaires suivants seront installés : </text:p>
      <text:p text:style-name="Standard"><text:s text:c="2"/>gir1.2-gtksource-3.0</text:p>
      <text:p text:style-name="Standard">Les NOUVEAUX paquets suivants seront installés :</text:p>
      <text:p text:style-name="Standard"><text:s text:c="2"/>gir1.2-gtksource-3.0 meld</text:p>
      <text:p text:style-name="Standard">0 mis à jour, 2 nouvellement installés, 0 à enlever et 37 non mis à jour.</text:p>
      <text:p text:style-name="Standard">Il est nécessaire de prendre 499 ko dans les archives.</text:p>
      <text:p text:style-name="Standard">Après cette opération, 3 109 ko d'espace disque supplémentaires seront utilisés.</text:p>
      <text:p text:style-name="Standard">Souhaitez-vous continuer ? [O/n] o</text:p>
      <text:p text:style-name="Standard">Réception de :1 http://fr.archive.ubuntu.com/ubuntu focal/universe amd64 gir1.2-gtksource-3.0 amd64 3.24.11-2 [18,4 kB]</text:p>
      <text:p text:style-name="Standard">Réception de :2 http://fr.archive.ubuntu.com/ubuntu focal/universe amd64 meld all 3.20.2-1ubuntu1 [481 kB]</text:p>
      <text:p text:style-name="Standard">499 ko réceptionnés en 0s (2 646 ko/s)</text:p>
      <text:p text:style-name="Standard">Sélection du paquet gir1.2-gtksource-3.0:amd64 précédemment désélectionné.</text:p>
      <text:p text:style-name="Standard">(Lecture de la base de données... 218847 fichiers et répertoires déjà installés.</text:p>
      <text:p text:style-name="Standard">)</text:p>
      <text:p text:style-name="Standard">Préparation du dépaquetage de .../gir1.2-gtksource-3.0_3.24.11-2_amd64.deb ...</text:p>
      <text:p text:style-name="Standard">Dépaquetage de gir1.2-gtksource-3.0:amd64 (3.24.11-2) ...</text:p>
      <text:p text:style-name="Standard">Sélection du paquet meld précédemment désélectionné.</text:p>
      <text:p text:style-name="Standard">Préparation du dépaquetage de .../meld_3.20.2-1ubuntu1_all.deb ...</text:p>
      <text:p text:style-name="Standard">Dépaquetage de meld (3.20.2-1ubuntu1) ...</text:p>
      <text:p text:style-name="Standard">Paramétrage de gir1.2-gtksource-3.0:amd64 (3.24.11-2) ...</text:p>
      <text:p text:style-name="Standard">Paramétrage de meld (3.20.2-1ubuntu1) ...</text:p>
      <text:p text:style-name="Standard">Traitement des actions différées (« triggers ») pour mime-support (3.64ubuntu1) </text:p>
      <text:p text:style-name="Standard">...</text:p>
      <text:p text:style-name="Standard">Traitement des actions différées (« triggers ») pour hicolor-icon-theme (0.17-2)</text:p>
      <text:p text:style-name="Standard"> ...</text:p>
      <text:p text:style-name="Standard">Traitement des actions différées (« triggers ») pour gnome-menus (3.36.0-1ubuntu</text:p>
      <text:p text:style-name="Standard">1) ...</text:p>
      <text:p text:style-name="Standard">Traitement des actions différées (« triggers ») pour libglib2.0-0:amd64 (2.64.6-</text:p>
      <text:p text:style-name="Standard">1~ubuntu20.04.4) ...</text:p>
      <text:p text:style-name="Standard">Traitement des actions différées (« triggers ») pour man-db (2.9.1-1) ...</text:p>
      <text:p text:style-name="Standard">Traitement des actions différées (« triggers ») pour shared-mime-info (1.15-1) .</text:p>
      <text:p text:style-name="Standard">..</text:p>
      <text:p text:style-name="Standard">Traitement des actions différées (« triggers ») pour desktop-file-utils (0.24-1u</text:p>
      <text:p text:style-name="Standard">buntu3) 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41" meta:word-count="274" meta:character-count="2141" meta:non-whitespace-character-count="1892"/>
  </office:meta>
</office:document-meta>
</file>